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6cc1" officeooo:paragraph-rsid="00046cc1"/>
    </style:style>
    <style:style style:name="P2" style:family="paragraph" style:parent-style-name="Standard" style:list-style-name="L2">
      <style:text-properties officeooo:rsid="00046cc1" officeooo:paragraph-rsid="00046cc1"/>
    </style:style>
    <style:style style:name="P3" style:family="paragraph" style:parent-style-name="Standard">
      <style:text-properties fo:font-weight="bold" officeooo:rsid="00046cc1" officeooo:paragraph-rsid="00046cc1" style:font-weight-asian="bold" style:font-weight-complex="bold"/>
    </style:style>
    <style:style style:name="P4" style:family="paragraph" style:parent-style-name="Standard" style:list-style-name="L1">
      <style:text-properties style:text-underline-style="solid" style:text-underline-width="auto" style:text-underline-color="font-color" officeooo:rsid="00046cc1" officeooo:paragraph-rsid="00046cc1"/>
    </style:style>
    <style:style style:name="P5" style:family="paragraph" style:parent-style-name="Standard">
      <style:text-properties style:text-underline-style="solid" style:text-underline-width="auto" style:text-underline-color="font-color" officeooo:rsid="00046cc1" officeooo:paragraph-rsid="00046cc1"/>
    </style:style>
    <style:style style:name="P6" style:family="paragraph" style:parent-style-name="Standard">
      <style:text-properties style:text-underline-style="solid" style:text-underline-width="auto" style:text-underline-color="font-color" officeooo:rsid="00046d68" officeooo:paragraph-rsid="00046d68"/>
    </style:style>
    <style:style style:name="P7" style:family="paragraph" style:parent-style-name="Standard" style:list-style-name="L2">
      <style:text-properties officeooo:paragraph-rsid="00046d68"/>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officeooo:rsid="00046d68"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text-underline-style="none" style:font-style-asian="normal" style:font-style-complex="normal"/>
    </style:style>
    <style:style style:name="T7" style:family="text">
      <style:text-properties fo:font-weight="normal" style:font-weight-asian="normal" style:font-weight-complex="normal"/>
    </style:style>
    <style:style style:name="T8" style:family="text">
      <style:text-properties officeooo:rsid="00046d6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etup</text:p>
      <text:p text:style-name="P1"/>
      <text:list xml:id="list1394549673869563689" text:style-name="L2">
        <text:list-item>
          <text:p text:style-name="P7">Install MARS - Instructions <text:span text:style-name="T8">and download </text:span>here: <text:a xlink:type="simple" xlink:href="http://courses.missouristate.edu/KenVollmar/mars/download.htm" text:style-name="Internet_20_link" text:visited-style-name="Visited_20_Internet_20_Link"><text:span text:style-name="T8">http://courses.missouristate.edu/KenVollmar/mars/download.htm</text:span></text:a></text:p>
        </text:list-item>
        <text:list-item>
          <text:p text:style-name="P2">Copy the included .asm file to your MARS directory</text:p>
        </text:list-item>
        <text:list-item>
          <text:p text:style-name="P2">Open the .asm file in MARS</text:p>
        </text:list-item>
        <text:list-item>
          <text:p text:style-name="P2">Compile the program (click the wrench/screwdriver icon)</text:p>
        </text:list-item>
        <text:list-item>
          <text:p text:style-name="P2">Click the first “play” button (Not the one with a 1 on the icon)</text:p>
        </text:list-item>
      </text:list>
      <text:p text:style-name="P1"/>
      <text:p text:style-name="P1">You’re done – enjoy the game!</text:p>
      <text:p text:style-name="P1"/>
      <text:p text:style-name="P3">How to Play</text:p>
      <text:p text:style-name="P1"/>
      <text:p text:style-name="P1">Cows and Bulls is a guessing game, where the objective is to figure out a secret four-letter word by making four-letter guesses. Each time you make a guess, you will be told how many “bulls” and how many “cows” you have. Every bull stands for one le<text:span text:style-name="T7">tter </text:span><text:span text:style-name="T2">in the correct place,</text:span><text:span text:style-name="T5"> and every </text:span><text:span text:style-name="T3">cow stands for a correct letter, but </text:span><text:span text:style-name="T1">not</text:span><text:span text:style-name="T3"> in the correct place.</text:span></text:p>
      <text:p text:style-name="P1"><text:span text:style-name="T3"/></text:p>
      <text:p text:style-name="P1"><text:span text:style-name="T3">The </text:span><text:span text:style-name="T4">guess </text:span><text:span text:style-name="T3">input must follow these rules:</text:span></text:p>
      <text:p text:style-name="P1"><text:span text:style-name="T3"/></text:p>
      <text:list xml:id="list8767001154723557636" text:style-name="L1">
        <text:list-item>
          <text:p text:style-name="P4"><text:span text:style-name="T6">It must have </text:span><text:span text:style-name="T3">exactly</text:span><text:span text:style-name="T6"> four letters</text:span></text:p>
        </text:list-item>
        <text:list-item>
          <text:p text:style-name="P4"><text:span text:style-name="T6">It must be all upper case</text:span></text:p>
        </text:list-item>
        <text:list-item>
          <text:p text:style-name="P4"><text:span text:style-name="T6">There must be no repeating characters</text:span></text:p>
        </text:list-item>
      </text:list>
      <text:p text:style-name="P5"><text:span text:style-name="T6"/></text:p>
      <text:p text:style-name="P6"><text:span text:style-name="T6">If you want to stop the game, type in “2” (With no quotes)</text:span></text:p>
      <text:p text:style-name="P5"><text:span text:style-name="T6"/></text:p>
      <text:p text:style-name="P6"><text:span text:style-name="T6">If the input is incorrectly formatted, it will give you an error message telling you what you did wrong. When you guess correctly, it will tell you how long it took you to get the correct answ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2T14:36:12.462000000</meta:creation-date>
    <meta:generator>LibreOffice/5.1.3.2$Windows_x86 LibreOffice_project/644e4637d1d8544fd9f56425bd6cec110e49301b</meta:generator>
    <dc:date>2018-12-02T14:54:11.378000000</dc:date>
    <meta:editing-duration>PT4M31S</meta:editing-duration>
    <meta:editing-cycles>1</meta:editing-cycles>
    <meta:document-statistic meta:table-count="0" meta:image-count="0" meta:object-count="0" meta:page-count="1" meta:paragraph-count="15" meta:word-count="201" meta:character-count="1097" meta:non-whitespace-character-count="918"/>
  </office:meta>
</office:document-meta>
</file>